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2_2c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The National Farm School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897</text:p>
      <text:p text:style-name="P5">Month<text:tab/><text:tab/><text:tab/><text:tab/><text:tab/><text:tab/>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lso available in Box 19, FF 6.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2">[Picture of the National Farm School]/</text:p>
      <text:p text:style-name="P2">BOYS' DORMITORY.<text:tab/><text:tab/>GIRLS' DORMITORY./</text:p>
      <text:p text:style-name="P2">The National Farm School./</text:p>
      <text:p text:style-name="P3"><text:tab/><text:span text:style-name="T1">First</text:span>--The National Farm School has for its object the fitting of capable/ boys for practical and scientific agricultural callings./</text:p>
      <text:p text:style-name="P3"><text:tab/><text:span text:style-name="T1">Second</text:span>--We believe that in a country as large and as fertile as ours, the/ pursuit of agriculture will open an honorable and useful career to many a boy,/ who now wastes his years and opportunity in following a petty trading career,/ or wastes away in the sweat-shop treadmill, or is driven to an anarchistic discontent,/ or to crime or dependency, by non-employment, or by an insufficient living, in/ the slum-centres of the city./</text:p>
      <text:p text:style-name="P3"><text:tab/><text:span text:style-name="T1">Third</text:span>--We believe that graduates of the National Farm School, holding/ agricultural diplomas, will readily find positions as directors of green-houses,/ as landscape gardeners, as managers of truck farms, stock farms, ranches, landed/ estates, or as Superintendents of colonies. <text:s/>We are also assured that such gradu-/ates will be greatly encouraged by railroad companies and land companies./ <text:s/>We also believe that the Baron de Hirsch Fund, and other similar funds, will/ lend material aid in helping such graduates settle on land of their own./</text:p>
      <text:p text:style-name="P3"><text:tab/><text:span text:style-name="T1">Fourth</text:span>--While the National Farm School is to be strictly non-sectarian,/ and open to all, we deem it our duty to encourage especially those of the Jewish/ persuasion who have no marked fitness for commercial pursuits to <text:span text:style-name="T2">become</text:span> follow the/ most useful, and the most independent of all callings--<text:soft-page-break/>that of agriculture./</text:p>
      <text:p text:style-name="P2">EXECUTIVE LOCAL BOARD./</text:p>
      <text:p text:style-name="P2">President's Office, 124 E. Upsal Street, Germantown, Philadelphia./</text:p>
      <text:p text:style-name="P3"><text:tab/><text:tab/>RABBI JOS. KRAUSKOPF, D. D.<text:tab/><text:tab/><text:tab/>M. H. LICHTEN,/</text:p>
      <text:p text:style-name="P3"><text:tab/><text:tab/><text:tab/><text:tab/>President,<text:tab/><text:tab/><text:tab/><text:tab/><text:tab/>Vice-President,/</text:p>
      <text:p text:style-name="P3"><text:tab/><text:tab/><text:tab/><text:tab/>M. M. NEWMAN,/</text:p>
      <text:p text:style-name="P3"><text:tab/><text:tab/><text:tab/><text:tab/><text:tab/>Treasurer./</text:p>
      <text:p text:style-name="P3"><text:tab/><text:tab/>DR. HARRY E. KOHN,<text:tab/><text:tab/>ADOLPH EICHHOLZ, ESQ.,/</text:p>
      <text:p text:style-name="P3"><text:tab/><text:tab/><text:tab/>Recording Secretary.<text:tab/><text:tab/><text:tab/>Corresponding Secretary./</text:p>
      <text:p text:style-name="P3"><text:tab/>FRANK A. BACHMAN,<text:tab/><text:tab/>HERMAN JONAS,<text:tab/><text:tab/>JOS. A. LOUCHHEIM,/</text:p>
      <text:p text:style-name="P3"><text:tab/>RALPH BLUM,<text:tab/><text:tab/><text:tab/>REV. J LEONARD LEVY,<text:tab/>DAVID LUBIN,/</text:p>
      <text:p text:style-name="P3"><text:tab/>FRANK WORTHINGTON,<text:tab/><text:tab/>SAM D. LIT,<text:tab/><text:tab/><text:tab/>ANGELO MYERS./</text:p>
      <text:p text:style-name="P3"><text:tab/><text:tab/><text:tab/><text:tab/><text:tab/><text:tab/>HOWARD A. LOEB,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5:16:22.31</meta:creation-date>
    <dc:date>2012-03-20T14:14:43.31</dc:date>
    <dc:creator>Penn Libraries</dc:creator>
    <meta:editing-duration>PT00H11M3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0" meta:word-count="474" meta:character-count="3293"/>
  </office:meta>
</office:document-meta>
</file>